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jari Bold1" svg:font-family="'Manjari Bold'" style:font-pitch="variable"/>
    <style:font-face style:name="Manjari Bold" svg:font-family="'Manjari Bold'" style:font-adornments="Bold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anjari Bold1" fo:font-size="18pt" officeooo:rsid="0003fda2" officeooo:paragraph-rsid="0003fda2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Manjari Bold1" fo:font-size="18pt" officeooo:rsid="000553a3" officeooo:paragraph-rsid="000553a3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Manjari Bold" fo:font-size="16pt" officeooo:rsid="000553a3" officeooo:paragraph-rsid="000553a3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Manjari Bold" fo:font-size="16pt" officeooo:rsid="000553a3" officeooo:paragraph-rsid="000ab378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Manjari Bold" fo:font-size="16pt" officeooo:rsid="0005ab1d" officeooo:paragraph-rsid="0005ab1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Manjari Bold" fo:font-size="16pt" officeooo:rsid="000692ae" officeooo:paragraph-rsid="000692ae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Manjari Bold" fo:font-size="16pt" officeooo:rsid="000778d2" officeooo:paragraph-rsid="000778d2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officeooo:rsid="000553a3" officeooo:paragraph-rsid="0005ab1d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officeooo:rsid="0005ab1d" officeooo:paragraph-rsid="0005ab1d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officeooo:rsid="0005ab1d" officeooo:paragraph-rsid="000553a3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officeooo:rsid="0005ab1d" officeooo:paragraph-rsid="000ab378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officeooo:rsid="000692ae" officeooo:paragraph-rsid="0005ab1d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officeooo:rsid="000778d2" officeooo:paragraph-rsid="000692a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officeooo:rsid="000778d2" officeooo:paragraph-rsid="000778d2" style:font-size-asian="12.25pt" style:font-size-complex="14pt"/>
    </style:style>
    <style:style style:name="T1" style:family="text">
      <style:text-properties style:font-name="Ubuntu" fo:font-size="14pt" style:font-size-asian="12.25pt" style:font-size-complex="14pt"/>
    </style:style>
    <style:style style:name="T2" style:family="text">
      <style:text-properties style:font-name="Ubuntu" fo:font-size="14pt" officeooo:rsid="0005ab1d" style:font-size-asian="12.25pt" style:font-size-complex="14pt"/>
    </style:style>
    <style:style style:name="T3" style:family="text">
      <style:text-properties style:font-name="Ubuntu" fo:font-size="14pt" officeooo:rsid="000692ae" style:font-size-asian="12.25pt" style:font-size-complex="14pt"/>
    </style:style>
    <style:style style:name="T4" style:family="text">
      <style:text-properties style:font-name="Ubuntu" fo:font-size="14pt" officeooo:rsid="000778d2" style:font-size-asian="12.25pt" style:font-size-complex="14pt"/>
    </style:style>
    <style:style style:name="T5" style:family="text">
      <style:text-properties style:font-name="Ubuntu" fo:font-size="14pt" officeooo:rsid="00094793" style:font-size-asian="12.25pt" style:font-size-complex="14pt"/>
    </style:style>
    <style:style style:name="T6" style:family="text">
      <style:text-properties style:font-name="Ubuntu" fo:font-size="14pt" officeooo:rsid="000ab378" style:font-size-asian="12.25pt" style:font-size-complex="14pt"/>
    </style:style>
    <style:style style:name="T7" style:family="text">
      <style:text-properties officeooo:rsid="00094793"/>
    </style:style>
    <style:style style:name="T8" style:family="text">
      <style:text-properties officeooo:rsid="000ab3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LSI Lab Assignment – 1</text:p>
      <text:p text:style-name="P2"/>
      <text:p text:style-name="P3"><text:span text:style-name="T7">Objective </text:span>: <text:span text:style-name="T1"><text:s/></text:span><text:span text:style-name="T5">Get</text:span><text:span text:style-name="T1"> familiar with important industry level </text:span><text:span text:style-name="T5">tools</text:span><text:span text:style-name="T1"> </text:span><text:span text:style-name="T5">like </text:span><text:span text:style-name="T1"><text:s/>Xilinx , Cadence </text:span><text:span text:style-name="T5">(</text:span><text:span text:style-name="T1"> Genus and Innovus </text:span><text:span text:style-name="T5">) by implementing </text:span><text:span text:style-name="T1"><text:s/>basic gates and combinational logics .</text:span></text:p>
      <text:p text:style-name="P3"/>
      <text:p text:style-name="P3">Procedure : </text:p>
      <text:p text:style-name="P3"><text:span text:style-name="T1">-</text:span><text:span text:style-name="T6">&gt; </text:span><text:span text:style-name="T1">In this assignment , we begin with writing basic verilog codes for basic gates and combinational circuits , from this , we generate the RTL schematics ,</text:span><text:span text:style-name="T6">which provides you with a basic gate level implementation of your circuit</text:span><text:span text:style-name="T1">. We then write the code for the corresponding test benches to </text:span><text:span text:style-name="T2">simulate the codes written and </text:span><text:span text:style-name="T1">generate the timing diagrams . I have included the RTL schematics and Timing diagrams from </text:span><text:span text:style-name="T2">Xilinx</text:span><text:span text:style-name="T1"> in my folders .</text:span></text:p>
      <text:p text:style-name="P8"/>
      <text:p text:style-name="P8">-<text:span text:style-name="T8">&gt; </text:span><text:s/><text:span text:style-name="T8">Now I used </text:span><text:s/>cadence and generate<text:span text:style-name="T8">d</text:span> snapshots in order to generate waveforms . I have also included the corresponding timing diagrams in my folders . </text:p>
      <text:p text:style-name="P8"/>
      <text:p text:style-name="P4"><text:span text:style-name="T1">-</text:span><text:span text:style-name="T6">&gt; </text:span><text:span text:style-name="T1">We then </text:span><text:span text:style-name="T6">wrote</text:span><text:span text:style-name="T1"> the rc_script file </text:span><text:span text:style-name="T6">which helps to</text:span><text:span text:style-name="T1"> run genus for that specific code . After that we run genus </text:span><text:span text:style-name="T6">which is a tool in cadence </text:span><text:span text:style-name="T1">. In genus we take screenshots of the timing diagrams . Running genus also generates various files such as the area , power , timing report ,</text:span><text:span text:style-name="T6">gates </text:span><text:span text:style-name="T1">and netlists . We then save these files and I have included all </text:span><text:span text:style-name="T2">these files in my folders .</text:span></text:p>
      <text:p text:style-name="P11"><text:s/></text:p>
      <text:p text:style-name="P9">-<text:span text:style-name="T8">&gt;Then using </text:span><text:s/>innovus<text:span text:style-name="T8">(a tool in cadence)</text:span> we get the stick diagram . We also get the file <text:span text:style-name="T8">that </text:span>we send to the fabrication station . We also generate the area , power and timing diagrams which I have included in my folders.</text:p>
      <text:p text:style-name="P9"/>
      <text:p text:style-name="P5">Results And Discussion : <text:span text:style-name="T1">We became familiar with <text:s/>xilinx and its features . We now know how to write verilog codes and generate the <text:s/>RTL schematics and timing diagram </text:span><text:span text:style-name="T6">in both Xilinx and cadence </text:span><text:span text:style-name="T1">. Through this , it becomes very easy to see the gate level implementation of a boolean function through the RTL schematics . It is also becomes very easy to the relation between the various inputs and outputs through the timing diagrams . </text:span><text:span text:style-name="T3">We also realize the importance of cadence in ASIC level design . Tools like genus help us realize the amount of area our circuit takes and how much power is going to waste . Tools like innovus helps us optimize our circuit and helps us reduce the area and power wastage in circuits.</text:span></text:p>
      <text:p text:style-name="P12"/>
      <text:p text:style-name="P6">Conclusion : <text:span text:style-name="T1">I realized that these softwares are going to be very helpful in impl</text:span><text:span text:style-name="T4">ementing our circuit designs without actualy spending the money on PCBs <text:s/>thus helping us to </text:span><text:span text:style-name="T5">get an idea of real life picture </text:span><text:span text:style-name="T4">. These tools also </text:span><text:soft-page-break/><text:span text:style-name="T4">help us in optimizing our circuit design thus helping us to reduce area and power wastage . <text:s/></text:span></text:p>
      <text:p text:style-name="P13"/>
      <text:p text:style-name="P7">References : <text:s/><text:span text:style-name="T1">1 . </text:span><text:a xlink:type="simple" xlink:href="http://www.asic-world.com/" text:style-name="Internet_20_link" text:visited-style-name="Visited_20_Internet_20_Link"><text:span text:style-name="T6">www.asic-world.com</text:span></text:a><text:span text:style-name="T6"> – Useful for syntax and coding related things</text:span></text:p>
      <text:p text:style-name="P14"><text:s text:c="31"/>2. The videos that <text:span text:style-name="T8">TAs </text:span><text:s/>uploaded on moodle <text:span text:style-name="T8">guided how to use tool</text:span>.</text:p>
      <text:p text:style-name="P9"/>
      <text:p text:style-name="P9"/>
      <text:p text:style-name="P10"><text:tab/><text:tab/><text:tab/><text:tab/><text:tab/><text:tab/><text:tab/><text:tab/>- <text:span text:style-name="T8">S.Rahul Kashyap(201810203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jari Bold1" svg:font-family="'Manjari Bold'" style:font-pitch="variable"/>
    <style:font-face style:name="Manjari Bold" svg:font-family="'Manjari Bold'" style:font-adornments="Bold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9:22:27.159107798</meta:creation-date>
    <dc:date>2019-09-05T23:33:59.986858394</dc:date>
    <meta:editing-duration>PT20M3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464" meta:character-count="2631" meta:non-whitespace-character-count="2122"/>
  </office:meta>
</office:document-meta>
</file>